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aec2" officeooo:paragraph-rsid="0004aec2"/>
    </style:style>
    <style:style style:name="P2" style:family="paragraph" style:parent-style-name="Standard">
      <style:paragraph-properties fo:text-align="center" style:justify-single-word="false"/>
      <style:text-properties fo:font-size="14pt" fo:font-weight="bold" officeooo:rsid="0004aec2" officeooo:paragraph-rsid="0004aec2"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bold" officeooo:rsid="0004aec2" officeooo:paragraph-rsid="0004aec2"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4aec2" officeooo:paragraph-rsid="0004aec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4aec2" officeooo:paragraph-rsid="0004aec2"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
      <text:p text:style-name="P1"/>
      <text:p text:style-name="P2">Haptic and Force Feedback Glove for VR Applications</text:p>
      <text:p text:style-name="P3">Poster Feedback</text:p>
      <text:p text:style-name="P3"/>
      <text:p text:style-name="P4">Joseph Bentivegna, Luka Lipovac,</text:p>
      <text:p text:style-name="P4">Varouzan Knouni</text:p>
      <text:p text:style-name="P4"/>
      <text:p text:style-name="P5"/>
      <text:p text:style-name="P5"/>
      <text:p text:style-name="P5"><text:tab/>Our poster was well received in general. We were told that is was very eye catching and drew people in to ask more questions about our work. Those that read the text though pointed out some spelling mistakes and poor working in some of the sections. Many people also mentioned that the text could be larger. As a poster used to supplement the discussion it did the job very well by providing us with useful graphics that we were able to use to explain the primary aspects of our project. For our final poster we do not think that this format is sustainable to make a standalone poster, but we already have some ideas on how to design and organize the final poster to allow us to convey more information while still being visually appeal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43:14.739699531</meta:creation-date>
    <dc:date>2018-11-21T09:50:06.119883970</dc:date>
    <meta:editing-duration>PT6M53S</meta:editing-duration>
    <meta:editing-cycles>1</meta:editing-cycles>
    <meta:document-statistic meta:table-count="0" meta:image-count="0" meta:object-count="0" meta:page-count="1" meta:paragraph-count="5" meta:word-count="151" meta:character-count="855" meta:non-whitespace-character-count="707"/>
    <meta:generator>LibreOffice/6.1.3.2$Linux_X86_64 LibreOffice_project/031f4f200df8f56cabb825cb688940875bfa3edf</meta:generator>
  </office:meta>
</office:document-meta>
</file>